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 fo:line-height="115%" fo:text-align="start" style:justify-single-word="false">
        <style:tab-stops>
          <style:tab-stop style:position="0.751cm"/>
        </style:tab-stops>
      </style:paragraph-properties>
      <style:text-properties officeooo:paragraph-rsid="000f7279"/>
    </style:style>
    <style:style style:name="P2" style:family="paragraph" style:parent-style-name="Standard">
      <style:paragraph-properties fo:margin-top="0.212cm" fo:margin-bottom="0cm" loext:contextual-spacing="false" fo:line-height="115%"/>
      <style:text-properties officeooo:paragraph-rsid="000f7279"/>
    </style:style>
    <style:style style:name="P3" style:family="paragraph" style:parent-style-name="Standard">
      <style:paragraph-properties fo:margin-top="0.499cm" fo:margin-bottom="0.101cm" loext:contextual-spacing="false" fo:line-height="115%" fo:text-align="start" style:justify-single-word="false" fo:break-before="page">
        <style:tab-stops>
          <style:tab-stop style:position="0.751cm"/>
        </style:tab-stops>
      </style:paragraph-properties>
      <style:text-properties officeooo:paragraph-rsid="000f7279"/>
    </style:style>
    <style:style style:name="T1" style:family="text">
      <style:text-properties style:use-window-font-color="true" style:font-name="Calibri" fo:font-size="12pt" fo:language="en" fo:country="US" fo:font-style="normal" fo:font-weight="normal" officeooo:rsid="001b3dec" style:font-name-asian="Verdana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Calibri" fo:font-size="12pt" fo:language="en" fo:country="US" fo:font-style="normal" style:text-underline-style="solid" style:text-underline-width="auto" style:text-underline-color="font-color" fo:font-weight="normal" style:font-name-asian="Verdana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Calibri" fo:font-size="12pt" fo:language="en" fo:country="US" fo:font-style="normal" style:text-underline-style="solid" style:text-underline-width="auto" style:text-underline-color="font-color" fo:font-weight="normal" officeooo:rsid="001b3dec" style:font-name-asian="Verdana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T4" style:family="text">
      <style:text-properties fo:color="#660066" style:font-name="Calibri" fo:font-size="12pt" fo:language="en" fo:country="US" fo:font-style="italic" fo:font-weight="bold" officeooo:rsid="001b3dec" style:font-name-asian="Verdana" style:font-size-asian="12pt" style:language-asian="zh" style:country-asian="CN" style:font-style-asian="italic" style:font-weight-asian="bold" style:font-name-complex="Calibri" style:font-size-complex="12pt" style:language-complex="ar" style:country-complex="SA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Gene Correlation Experiments</text:span></text:p>
      <text:p text:style-name="P1"><text:span text:style-name="T1">Initially the purpose of these experiments is to investigate the co-relationships between the very high dimension (60,483) rna-seq mRNA and lcRNA to see if automated dimensionality reduction was justified and would be possible. <text:s/>Subsequent improvements to the experiment system meant that it could easily cope with the fully dimensione rna-seq data, so that dimensionality reduction was no longer strictly necessary. However the experiments will be pursued to see what insights might be revaled by these <text:s/>co-relationships, and also because the autoencoding techniques used are also the also the basis of an unsupervised learning method that has the potbe used for unlabelled cancer type and subtype classification.</text:span></text:p>
      <text:p text:style-name="P2"><text:span text:style-name="T2">Experiment </text:span><text:span text:style-name="T3">c2</text:span></text:p>
      <text:p text:style-name="P2"><text:span text:style-name="T1">Perform a linear correlation analysis on the 479 rna-seq samples for the all rna-seq values (60483 x 60483 correlation matrix). <text:s/>It’s not possible to show the entire matrix, so a heatmap will be produced showing just ‘highly correlated’ genes.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9T15:31:26.631899659</meta:creation-date>
    <dc:date>2020-09-09T15:32:01.141284014</dc:date>
    <meta:editing-duration>PT34S</meta:editing-duration>
    <meta:editing-cycles>1</meta:editing-cycles>
    <meta:document-statistic meta:table-count="0" meta:image-count="0" meta:object-count="0" meta:page-count="1" meta:paragraph-count="4" meta:word-count="150" meta:character-count="998" meta:non-whitespace-character-count="849"/>
    <meta:generator>LibreOffice/6.3.5.2$Linux_X86_64 LibreOffice_project/30$Build-2</meta:generator>
  </office:meta>
</office:document-meta>
</file>